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margin-top="0.305cm" fo:margin-bottom="0cm" fo:text-align="start"/>
    </style:style>
    <style:style style:name="P3" style:family="paragraph">
      <loext:graphic-properties draw:fill-color="#ffffff"/>
      <style:paragraph-properties fo:margin-top="0.305cm" fo:margin-bottom="0cm" fo:text-align="start"/>
    </style:style>
    <style:style style:name="T1" style:family="text">
      <style:text-properties fo:font-size="34pt" style:font-size-asian="34pt" style:font-size-complex="3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Agile Process<text:line-break/><text:span text:style-name="T1">for software development team management</text:span>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>What is agile software development?</text:p>
              </text:list-item>
              <text:list-item>
                <text:p>What advantages does it bring?</text:p>
              </text:list-item>
              <text:list-item>
                <text:p>Where is it appropriate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hat is agile software development?</text:p>
          </draw:text-box>
        </draw:frame>
        <draw:frame presentation:style-name="pr2" draw:text-style-name="P3" draw:layer="layout" svg:width="25.199cm" svg:height="12.235cm" svg:x="1.4cm" svg:y="4.886cm" presentation:class="subtitle" presentation:user-transformed="true">
          <draw:text-box>
            <text:list text:style-name="L1">
              <text:list-item>
                <text:p text:style-name="P2">A strategy for project management in software development teams working for corporate clients</text:p>
              </text:list-item>
              <text:list-item>
                <text:p text:style-name="P2">Intended to let a team develop useful software without knowing exactly what it is supposed to do at the start of the project, adapting to frequently changing requirements (hence “agile”)</text:p>
              </text:list-item>
              <text:list-item>
                <text:p text:style-name="P2">To adapt quickly, avoids predefined end goals or detailed documentation</text:p>
              </text:list-item>
              <text:list-item>
                <text:p text:style-name="P2">Work happens usually in one to four week “iterations”, after which a working product is demonstrated to the cli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Two questions from the reading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6T01:49:00.577353486</meta:creation-date>
    <meta:editing-duration>PT20M28S</meta:editing-duration>
    <meta:editing-cycles>5</meta:editing-cycles>
    <meta:generator>LibreOffice/5.4.5.1$Linux_X86_64 LibreOffice_project/40m0$Build-1</meta:generator>
    <dc:date>2018-05-16T03:50:53.561364442</dc:date>
    <meta:document-statistic meta:object-count="33"/>
  </office:meta>
</office:document-meta>
</file>